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, Monaco, Consolas, 'Lucida Console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c03b" officeooo:paragraph-rsid="0020c03b"/>
    </style:style>
    <style:style style:name="P2" style:family="paragraph" style:parent-style-name="Standard">
      <style:text-properties officeooo:rsid="00217e83" officeooo:paragraph-rsid="00217e83"/>
    </style:style>
    <style:style style:name="P3" style:family="paragraph" style:parent-style-name="Standard">
      <style:text-properties officeooo:rsid="0021b3c4" officeooo:paragraph-rsid="00217e83"/>
    </style:style>
    <style:style style:name="P4" style:family="paragraph" style:parent-style-name="Standard">
      <style:text-properties officeooo:rsid="0022d30b" officeooo:paragraph-rsid="0022d30b"/>
    </style:style>
    <style:style style:name="P5" style:family="paragraph" style:parent-style-name="Standard">
      <style:text-properties officeooo:rsid="0024a12b" officeooo:paragraph-rsid="0024a12b"/>
    </style:style>
    <style:style style:name="P6" style:family="paragraph" style:parent-style-name="Standard">
      <style:text-properties officeooo:rsid="0024a12b" officeooo:paragraph-rsid="0025b79b"/>
    </style:style>
    <style:style style:name="P7" style:family="paragraph" style:parent-style-name="Standard">
      <style:text-properties officeooo:rsid="0025b79b" officeooo:paragraph-rsid="0025b79b"/>
    </style:style>
    <style:style style:name="P8" style:family="paragraph" style:parent-style-name="Standard">
      <style:text-properties officeooo:rsid="00265d81" officeooo:paragraph-rsid="00265d81"/>
    </style:style>
    <style:style style:name="P9" style:family="paragraph" style:parent-style-name="Standard">
      <style:text-properties officeooo:rsid="0025b79b" officeooo:paragraph-rsid="0025b79b"/>
    </style:style>
    <style:style style:name="P10" style:family="paragraph" style:parent-style-name="Standard">
      <style:text-properties officeooo:rsid="00286c15" officeooo:paragraph-rsid="00286c15"/>
    </style:style>
    <style:style style:name="P11" style:family="paragraph" style:parent-style-name="Standard">
      <style:text-properties officeooo:rsid="002a5561" officeooo:paragraph-rsid="002a5561"/>
    </style:style>
    <style:style style:name="P12" style:family="paragraph" style:parent-style-name="Standard">
      <style:text-properties officeooo:rsid="002a5561" officeooo:paragraph-rsid="002d04b5"/>
    </style:style>
    <style:style style:name="P13" style:family="paragraph" style:parent-style-name="Standard">
      <style:text-properties officeooo:rsid="002a5561" officeooo:paragraph-rsid="0030aac1"/>
    </style:style>
    <style:style style:name="P14" style:family="paragraph" style:parent-style-name="Standard">
      <style:text-properties officeooo:rsid="002a7574" officeooo:paragraph-rsid="002a7574"/>
    </style:style>
    <style:style style:name="P15" style:family="paragraph" style:parent-style-name="Standard">
      <style:text-properties officeooo:rsid="002a9430" officeooo:paragraph-rsid="002a9430"/>
    </style:style>
    <style:style style:name="P16" style:family="paragraph" style:parent-style-name="Standard">
      <style:text-properties officeooo:rsid="002a9430" officeooo:paragraph-rsid="002c6809"/>
    </style:style>
    <style:style style:name="P17" style:family="paragraph" style:parent-style-name="Standard">
      <style:text-properties officeooo:rsid="002bab1e" officeooo:paragraph-rsid="002c6809"/>
    </style:style>
    <style:style style:name="P18" style:family="paragraph" style:parent-style-name="Standard">
      <style:text-properties officeooo:rsid="002bab1e" officeooo:paragraph-rsid="002d04b5"/>
    </style:style>
    <style:style style:name="P19" style:family="paragraph" style:parent-style-name="Standard">
      <style:text-properties officeooo:rsid="002c6809" officeooo:paragraph-rsid="002c6809"/>
    </style:style>
    <style:style style:name="P20" style:family="paragraph" style:parent-style-name="Standard">
      <style:text-properties officeooo:rsid="002d04b5" officeooo:paragraph-rsid="002d04b5"/>
    </style:style>
    <style:style style:name="P21" style:family="paragraph" style:parent-style-name="Standard">
      <style:text-properties officeooo:rsid="002e7f79" officeooo:paragraph-rsid="002e7f79"/>
    </style:style>
    <style:style style:name="P22" style:family="paragraph" style:parent-style-name="Standard">
      <style:text-properties officeooo:rsid="002eca0e" officeooo:paragraph-rsid="002eca0e"/>
    </style:style>
    <style:style style:name="P23" style:family="paragraph" style:parent-style-name="Standard">
      <style:text-properties officeooo:rsid="0030aac1" officeooo:paragraph-rsid="0030aac1"/>
    </style:style>
    <style:style style:name="P24" style:family="paragraph" style:parent-style-name="Standard">
      <style:text-properties officeooo:rsid="00324307" officeooo:paragraph-rsid="00324307"/>
    </style:style>
    <style:style style:name="P25" style:family="paragraph" style:parent-style-name="Standard">
      <style:text-properties officeooo:rsid="00340f2e" officeooo:paragraph-rsid="00340f2e"/>
    </style:style>
    <style:style style:name="P26" style:family="paragraph" style:parent-style-name="Standard">
      <style:text-properties officeooo:rsid="0035c9a0" officeooo:paragraph-rsid="0035c9a0"/>
    </style:style>
    <style:style style:name="P27" style:family="paragraph" style:parent-style-name="Standard">
      <style:text-properties officeooo:rsid="0035c9a0" officeooo:paragraph-rsid="0037c431"/>
    </style:style>
    <style:style style:name="P28" style:family="paragraph" style:parent-style-name="Standard">
      <style:text-properties officeooo:rsid="0037c431" officeooo:paragraph-rsid="0037c431"/>
    </style:style>
    <style:style style:name="P29" style:family="paragraph" style:parent-style-name="Standard">
      <style:text-properties officeooo:rsid="003954fd" officeooo:paragraph-rsid="003954fd"/>
    </style:style>
    <style:style style:name="P30" style:family="paragraph" style:parent-style-name="Standard">
      <style:text-properties officeooo:rsid="003954fd" officeooo:paragraph-rsid="003a804c"/>
    </style:style>
    <style:style style:name="P31" style:family="paragraph" style:parent-style-name="Standard">
      <style:text-properties officeooo:paragraph-rsid="003954fd"/>
    </style:style>
    <style:style style:name="P32" style:family="paragraph" style:parent-style-name="Standard">
      <style:text-properties officeooo:rsid="003a804c" officeooo:paragraph-rsid="003a804c"/>
    </style:style>
    <style:style style:name="P33" style:family="paragraph" style:parent-style-name="Standard">
      <style:text-properties officeooo:rsid="003aef7c" officeooo:paragraph-rsid="003aef7c"/>
    </style:style>
    <style:style style:name="P34" style:family="paragraph" style:parent-style-name="Standard">
      <style:text-properties officeooo:rsid="003c9402" officeooo:paragraph-rsid="003c9402"/>
    </style:style>
    <style:style style:name="T1" style:family="text">
      <style:text-properties officeooo:rsid="00217e83"/>
    </style:style>
    <style:style style:name="T2" style:family="text">
      <style:text-properties officeooo:rsid="0021b3c4"/>
    </style:style>
    <style:style style:name="T3" style:family="text">
      <style:text-properties officeooo:rsid="0024a12b"/>
    </style:style>
    <style:style style:name="T4" style:family="text">
      <style:text-properties officeooo:rsid="0025b79b"/>
    </style:style>
    <style:style style:name="T5" style:family="text">
      <style:text-properties officeooo:rsid="00265d81"/>
    </style:style>
    <style:style style:name="T6" style:family="text">
      <style:text-properties style:text-position="super 58%"/>
    </style:style>
    <style:style style:name="T7" style:family="text">
      <style:text-properties officeooo:rsid="0026a43b"/>
    </style:style>
    <style:style style:name="T8" style:family="text">
      <style:text-properties officeooo:rsid="002a7574"/>
    </style:style>
    <style:style style:name="T9" style:family="text">
      <style:text-properties officeooo:rsid="002c6809"/>
    </style:style>
    <style:style style:name="T10" style:family="text">
      <style:text-properties officeooo:rsid="002d04b5"/>
    </style:style>
    <style:style style:name="T11" style:family="text">
      <style:text-properties officeooo:rsid="0030aac1"/>
    </style:style>
    <style:style style:name="T12" style:family="text">
      <style:text-properties officeooo:rsid="0037c431"/>
    </style:style>
    <style:style style:name="T13" style:family="text">
      <style:text-properties officeooo:rsid="003954fd"/>
    </style:style>
    <style:style style:name="T14" style:family="text">
      <style:text-properties fo:font-variant="normal" fo:text-transform="none" fo:color="#048a64" style:font-name="Fira Mono" fo:font-size="12pt" fo:letter-spacing="normal" fo:font-style="normal" fo:font-weight="normal"/>
    </style:style>
    <style:style style:name="T15" style:family="text">
      <style:text-properties fo:font-variant="normal" fo:text-transform="none" fo:color="#3d3e44" style:font-name="Fira Mono" fo:font-size="12pt" fo:letter-spacing="normal" fo:font-style="normal" fo:font-weight="normal"/>
    </style:style>
    <style:style style:name="T16" style:family="text">
      <style:text-properties fo:font-variant="normal" fo:text-transform="none" fo:color="#29292c" style:font-name="Fira Mono" fo:font-size="12pt" fo:letter-spacing="normal" fo:font-style="normal" fo:font-weight="normal"/>
    </style:style>
    <style:style style:name="T17" style:family="text">
      <style:text-properties fo:font-variant="normal" fo:text-transform="none" fo:color="#dc322f" style:font-name="Fira Mono" fo:font-size="12pt" fo:letter-spacing="normal" fo:font-style="normal" fo:font-weight="normal"/>
    </style:style>
    <style:style style:name="T18" style:family="text">
      <style:text-properties fo:font-variant="normal" fo:text-transform="none" fo:color="#00ad38" style:font-name="Fira Mono" fo:font-size="12pt" fo:letter-spacing="normal" fo:font-style="normal" fo:font-weight="normal"/>
    </style:style>
    <style:style style:name="T19" style:family="text">
      <style:text-properties officeooo:rsid="003a804c"/>
    </style:style>
    <style:style style:name="T20" style:family="text">
      <style:text-properties officeooo:rsid="003aef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3: Database Queries</text:p>
      <text:p text:style-name="P1"/>
      <text:p text:style-name="P1">5. Find the last post</text:p>
      <text:p text:style-name="P1"><text:s text:c="4"/>:- <text:s text:c="2"/><text:span text:style-name="T1">post = Post.last</text:span></text:p>
      <text:p text:style-name="P1"/>
      <text:p text:style-name="P2">6. Find the first post</text:p>
      <text:p text:style-name="P2"><text:s text:c="4"/>:- <text:s/>post = Post.first</text:p>
      <text:p text:style-name="P2"/>
      <text:p text:style-name="P2">7. Find the post with ids of 478 and 1134</text:p>
      <text:p text:style-name="P2"><text:s text:c="4"/>:- post = Post.find(478,1134)</text:p>
      <text:p text:style-name="P2"/>
      <text:p text:style-name="P2">8. Find the post with ids from 100 to 105</text:p>
      <text:p text:style-name="P2"><text:s text:c="4"/>:- <text:span text:style-name="T2">post = Post.where(id: (100..105))</text:span></text:p>
      <text:p text:style-name="P3"/>
      <text:p text:style-name="P4"><text:span text:style-name="T3">11</text:span>. What methods should be used when iterating over large data sets.</text:p>
      <text:p text:style-name="P4"><text:s text:c="3"/>:- <text:s/>find_each and find_in_batches</text:p>
      <text:p text:style-name="P4"/>
      <text:p text:style-name="P5">12. Select all posts with more than 97 comments</text:p>
      <text:p text:style-name="P6"><text:s text:c="3"/>:- <text:s/>post = <text:span text:style-name="T4">P</text:span>ost.where( <text:s/>“comment &gt; 97” )</text:p>
      <text:p text:style-name="P6"/>
      <text:p text:style-name="P7">14. Select all posts with 45 comments</text:p>
      <text:p text:style-name="P7"><text:s text:c="4"/>:- post = Post.where(“comment = 97')</text:p>
      <text:p text:style-name="P7"/>
      <text:p text:style-name="P7">15. Order the post with the oldest post on top</text:p>
      <text:p text:style-name="P7"><text:s text:c="2"/>:- <text:s/>Post.order(created_at : :desc)</text:p>
      <text:p text:style-name="P7"><text:s/></text:p>
      <text:p text:style-name="P7">16. Order the post from least comments to the post with most comments</text:p>
      <text:p text:style-name="P7"><text:s text:c="2"/>:- <text:s/>Post.order(comment: :asc)</text:p>
      <text:p text:style-name="P7"><text:s/></text:p>
      <text:p text:style-name="P7">17. Show the number of comments on first 100 post</text:p>
      <text:p text:style-name="P7"><text:s text:c="2"/>:- <text:s/><text:span text:style-name="T5">Post.select(:comment).limit(100)</text:span></text:p>
      <text:p text:style-name="P7"/>
      <text:p text:style-name="P8">18. Select first 20 posts</text:p>
      <text:p text:style-name="P8"><text:s text:c="2"/>:- Post.first(20)</text:p>
      <text:p text:style-name="P8"><text:s/></text:p>
      <text:p text:style-name="P8">19. Select the first 25 posts starting at the 500<text:span text:style-name="T6">t</text:span>th post</text:p>
      <text:p text:style-name="P8"><text:s text:c="2"/>:- <text:s/>Post.offset(500).first(25)</text:p>
      <text:p text:style-name="P8"/>
      <text:p text:style-name="P8">20. Sort the post by number of comment each post has.</text:p>
      <text:p text:style-name="P8"><text:s text:c="2"/>:- <text:s/><text:span text:style-name="T7">Post.order(comment: :asc)</text:span></text:p>
      <text:p text:style-name="P7"><text:s text:c="4"/></text:p>
      <text:p text:style-name="P7"/>
      <text:p text:style-name="P7"/>
      <text:p text:style-name="P10">Problem 6: understanding Queries</text:p>
      <text:p text:style-name="P10"/>
      <text:p text:style-name="P11">4. What SQL does the code generate?</text:p>
      <text:p text:style-name="P11"><text:s text:c="4"/>Article.create(title: “blah blah')</text:p>
      <text:p text:style-name="P11">:- <text:s text:c="2"/>[["title", "blah blah"], ["created_at", "2018-07-12 07:29:24.504822"], ["updated_at", "2018-07-12 07:29:24.504822"]]</text:p>
      <text:p text:style-name="P11"><text:s/></text:p>
      <text:p text:style-name="P14">5. Article.find(1)</text:p>
      <text:p text:style-name="P14"><text:s text:c="2"/>:- Give article with id = 1</text:p>
      <text:p text:style-name="P14"><text:soft-page-break/>6. Article.all</text:p>
      <text:p text:style-name="P14"><text:s text:c="2"/>:- Gives all article</text:p>
      <text:p text:style-name="P14"/>
      <text:p text:style-name="P14">7. Article.first</text:p>
      <text:p text:style-name="P14"><text:s text:c="2"/>:- Gives first article</text:p>
      <text:p text:style-name="P14"/>
      <text:p text:style-name="P14">8. Article.last(5)</text:p>
      <text:p text:style-name="P14"><text:s text:c="2"/>:- Gives last 5 articles</text:p>
      <text:p text:style-name="P14"/>
      <text:p text:style-name="P15">9. Write query to fetch all articles title starting with 'b'</text:p>
      <text:p text:style-name="P15"><text:s text:c="2"/>:- </text:p>
      <text:p text:style-name="P15"/>
      <text:p text:style-name="P19">Problem 8: Joins</text:p>
      <text:p text:style-name="P19"/>
      <text:p text:style-name="P19">8. reader = Reader.first</text:p>
      <text:p text:style-name="P19"><text:s text:c="5"/>SELECT <text:s/>"readers".* FROM "readers" ORDER BY "readers"."id" ASC LIMIT ? <text:s/>[["LIMIT", 1]]</text:p>
      <text:p text:style-name="P19"><text:s text:c="4"/>reader.subscriptions</text:p>
      <text:p text:style-name="P19"><text:s text:c="5"/>SELECT <text:s/>"subscriptions".* FROM "subscriptions" WHERE "subscriptions"."reader_id" = ? LIMIT ? <text:s/>[["reader_id", 1], ["LIMIT", 11]]</text:p>
      <text:p text:style-name="P19"/>
      <text:p text:style-name="P19">9. reader = Reader.first</text:p>
      <text:p text:style-name="P16"><text:s text:c="4"/><text:span text:style-name="T9">SELECT <text:s/>"readers".* FROM "readers" ORDER BY "readers"."id" ASC LIMIT ? <text:s/>[["LIMIT", 1]]</text:span></text:p>
      <text:p text:style-name="P17"><text:span text:style-name="T8"><text:s text:c="4"/></text:span></text:p>
      <text:p text:style-name="P17"><text:span text:style-name="T8"><text:s text:c="5"/>reader.magazines</text:span></text:p>
      <text:p text:style-name="P17"><text:s text:c="5"/><text:span text:style-name="T9"><text:s/>SELECT <text:s/>"magazines".* FROM "magazines" INNER JOIN "subscriptions" ON "magazines"."id" = "subscriptions"."magazine_id" WHERE "subscriptions"."reader_id" = ? LIMIT ? <text:s/>[["reader_id", 1], ["LIMIT", 11]]</text:span></text:p>
      <text:p text:style-name="P17"/>
      <text:p text:style-name="P19">10. sub = Subscription.first</text:p>
      <text:p text:style-name="P19"><text:s text:c="7"/>SELECT <text:s/>"subscriptions".* FROM "subscriptions" ORDER BY "subscriptions"."id" ASC LIMIT ? <text:s/>[["LIMIT", 1]]</text:p>
      <text:p text:style-name="P19"><text:s text:c="7"/>sub.magazine</text:p>
      <text:p text:style-name="P19"><text:s text:c="9"/>SELECT <text:s/>"magazines".* FROM "magazines" WHERE "magazines"."id" = ? LIMIT ? <text:s/>[["id", 1], ["LIMIT", 1]]<text:line-break/> <text:s text:c="7"/>sub.reader</text:p>
      <text:p text:style-name="P19"><text:s text:c="8"/>SELECT <text:s/>"readers".* FROM "readers" WHERE "readers"."id" = ? LIMIT ? <text:s/>[["id", 1], ["LIMIT", 1]]</text:p>
      <text:p text:style-name="P19"/>
      <text:p text:style-name="P20">12. magazine = Magazine.first</text:p>
      <text:p text:style-name="P18"><text:s text:c="6"/><text:span text:style-name="T10">SELECT <text:s/>"magazines".* FROM "magazines" ORDER BY "magazines"."id" ASC LIMIT ? <text:s/>[["LIMIT", 1]]</text:span></text:p>
      <text:p text:style-name="P18"><text:s text:c="6"/><text:span text:style-name="T10">magazine.readers</text:span></text:p>
      <text:p text:style-name="P18"><text:s text:c="6"/><text:span text:style-name="T10">SELECT <text:s/>"readers".* FROM "readers" WHERE "readers"."magazine_id" = ? LIMIT ? <text:s/>[["magazine_id", 1], ["LIMIT", 11]]</text:span></text:p>
      <text:p text:style-name="P18"/>
      <text:p text:style-name="P20"><text:s text:c="5"/>magazine.subscriptions</text:p>
      <text:p text:style-name="P12"><text:s text:c="5"/><text:span text:style-name="T10">SELECT <text:s/>"subscriptions".* FROM "subscriptions" INNER JOIN "readers" ON "subscriptions"."reader_id" = "readers"."id" WHERE "readers"."magazine_id" = ? LIMIT ? <text:s/>[["magazine_id", 1], ["LIMIT", 11]]</text:span></text:p>
      <text:p text:style-name="P12"/>
      <text:p text:style-name="P12"/>
      <text:p text:style-name="P21"><text:soft-page-break/>Problem 9: Few more Queries</text:p>
      <text:p text:style-name="P21"/>
      <text:p text:style-name="P22">5. User.take</text:p>
      <text:p text:style-name="P22"><text:s text:c="4"/>SELECT <text:s/>"users".* FROM "users" LIMIT ? <text:s/>[["LIMIT", 1]]<text:span text:style-name="T11">user</text:span></text:p>
      <text:p text:style-name="P22"/>
      <text:p text:style-name="P23">6. Locate user with First_name “bob”</text:p>
      <text:p text:style-name="P13"><text:s text:c="5"/><text:span text:style-name="T11">SELECT <text:s/>"users".* FROM "users" WHERE "users"."first_name" = ? LIMIT ? <text:s/>[["first_name", "bob"], ["LIMIT", 11]]</text:span></text:p>
      <text:p text:style-name="P13"/>
      <text:p text:style-name="P24">7. User.find([2,99])</text:p>
      <text:p text:style-name="P24"><text:s text:c="4"/>SELECT "users".* FROM "users" WHERE "users"."id" IN (?, ?) <text:s/>[["id", 2], ["id", 99]]</text:p>
      <text:p text:style-name="P25"/>
      <text:p text:style-name="P25">8. Find all users with role “admin”</text:p>
      <text:p text:style-name="P25"><text:s text:c="6"/>User.where(role: "admin")</text:p>
      <text:p text:style-name="P25"><text:s text:c="6"/>SELECT <text:s/>"users".* FROM "users" WHERE "users"."role" = ? LIMIT ? <text:s/>[["role", "admin"], ["LIMIT", 11]]</text:p>
      <text:p text:style-name="P25"/>
      <text:p text:style-name="P26">9. Find all users that are authors and have id less than 100</text:p>
      <text:p text:style-name="P26"><text:s text:c="4"/>User.where("id &lt; 10").where(role: "author")</text:p>
      <text:p text:style-name="P26"><text:s text:c="5"/>SELECT <text:s/>"users".* FROM "users" WHERE (id &lt; 10) AND "users"."role" = ? LIMIT ? <text:s/>[["role", "author"], ["LIMIT", 11]]</text:p>
      <text:p text:style-name="P26"/>
      <text:p text:style-name="P26">10. Fetch with id 450 to 550</text:p>
      <text:p text:style-name="P26"><text:s text:c="5"/>User.where(id: (450..550))</text:p>
      <text:p text:style-name="P26"><text:s text:c="6"/>SELECT <text:s/>"users".* FROM "users" WHERE "users"."id" BETWEEN ? AND ? LIMIT ? <text:s/>[["id", 450], ["id", 550], ["LIMIT", 11]]</text:p>
      <text:p text:style-name="P26"/>
      <text:p text:style-name="P29">11. Fetch user with other than admin</text:p>
      <text:p text:style-name="P29"><text:s text:c="5"/>User.where.not(role: “admin”)</text:p>
      <text:p text:style-name="P31"><text:span text:style-name="T13"><text:s text:c="4"/></text:span></text:p>
      <text:p text:style-name="P28">1<text:span text:style-name="T13">2</text:span>.Sort by most recently updated user</text:p>
      <text:p text:style-name="P28"><text:s text:c="5"/>User.order(created_at: :desc)</text:p>
      <text:p text:style-name="P27"><text:s text:c="5"/><text:span text:style-name="T12">SELECT <text:s/>"users".* FROM "users" ORDER BY "users"."created_at" DESC LIMIT ? <text:s/>[["LIMIT", 11]]</text:span></text:p>
      <text:p text:style-name="P27"/>
      <text:p text:style-name="P29">12<text:span text:style-name="T20">3. Return all user with role admin sort by highest randon_number</text:span></text:p>
      <text:p text:style-name="P30"><text:s text:c="4"/><text:span text:style-name="T19">User.where(role: "admin").order(random_number: :desc)</text:span></text:p>
      <text:p text:style-name="P32"><text:s text:c="2"/>SELECT <text:s/>"users".* FROM "users" WHERE "users"."role" = ? ORDER BY "users"."random_number" DESC LIMIT ? <text:s/>[["role", "admin"], ["LIMIT", 11]]</text:p>
      <text:p text:style-name="P32"/>
      <text:p text:style-name="P33">14. Return Number of different roles</text:p>
      <text:p text:style-name="P33"><text:s text:c="4"/>User.select(:role).distinct.count</text:p>
      <text:p text:style-name="P33"><text:s text:c="5"/>SELECT COUNT(DISTINCT "users"."role") FROM "users"</text:p>
      <text:p text:style-name="P33"/>
      <text:p text:style-name="P34"/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ira Mono" svg:font-family="'Fira Mono', Monaco, Consolas, 'Lucida Console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1:15:05.778606664</meta:creation-date>
    <meta:generator>LibreOffice/4.2.8.2$Linux_X86_64 LibreOffice_project/420m0$Build-2</meta:generator>
    <dc:date>2018-07-12T16:36:51.711526268</dc:date>
    <meta:editing-duration>PT6H55M18S</meta:editing-duration>
    <meta:editing-cycles>20</meta:editing-cycles>
    <meta:document-statistic meta:table-count="0" meta:image-count="0" meta:object-count="0" meta:page-count="3" meta:paragraph-count="96" meta:word-count="616" meta:character-count="4595" meta:non-whitespace-character-count="3760"/>
  </office:meta>
</office:document-meta>
</file>